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Mono" svg:font-family="'Liberation Mono', 'Courier New'" style:font-family-generic="modern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8pt" fo:font-weight="bold" style:font-size-asian="28pt" style:font-weight-asian="bold" style:font-size-complex="88pt" style:font-weight-complex="bold"/>
    </style:style>
    <style:style style:name="T2" style:family="text">
      <style:text-properties fo:font-size="28pt" style:font-size-asian="2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The Deadlift in Five Steps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p><text:span text:style-name="T1">Stance - </text:span><text:span text:style-name="T2">Shins 1" from bar</text:span></text:p>
            <text:p><text:span text:style-name="T2">Feet shoulder width apart</text:span></text:p>
            <text:p><text:span text:style-name="T1">Hands - </text:span><text:span text:style-name="T2">to bar</text:span></text:p>
            <text:p><text:span text:style-name="T2">Bend over and grab bar</text:span></text:p>
            <text:p><text:span text:style-name="T1">Shins –</text:span><text:span text:style-name="T2"> Bring to the bar</text:span></text:p>
            <text:p><text:span text:style-name="T2">Push knees out against arms</text:span></text:p>
            <text:p><text:span text:style-name="T1">Chest - </text:span><text:span text:style-name="T2">out</text:span></text:p>
            <text:p><text:span text:style-name="T2">Big breath</text:span></text:p>
            <text:p><text:span text:style-name="T1">Drag -</text:span><text:span text:style-name="T2"> bar up leg</text:span></text:p>
            <text:p><text:span text:style-name="T2">Bend at hips to lower</text:span></text:p>
            <text:p><text:span text:style-name="T2">Exhale Breath after setting d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Mono" svg:font-family="'Liberation Mono', 'Courier New'" style:font-family-generic="modern" style:font-pitch="fixed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font-name-asian="Mangal1" style:font-family-asian="Mangal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2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2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8:27:48.938000000</meta:creation-date>
    <meta:editing-duration>PT4M52S</meta:editing-duration>
    <meta:editing-cycles>3</meta:editing-cycles>
    <meta:generator>LibreOffice/5.4.5.1$Windows_X86_64 LibreOffice_project/79c9829dd5d8054ec39a82dc51cd9eff340dbee8</meta:generator>
    <dc:date>2018-03-04T18:32:40.323000000</dc:date>
    <meta:document-statistic meta:object-count="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